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 text:c="10"/>Omega - Ha én szél lehetnék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a xlink:type="simple" xlink:href="javascript:;" text:style-name="Internet_20_link" text:visited-style-name="Visited_20_Internet_20_Link">C</text:a> <text:s/><text:a xlink:type="simple" xlink:href="javascript:;" text:style-name="Internet_20_link" text:visited-style-name="Visited_20_Internet_20_Link">F</text:a>-<text:a xlink:type="simple" xlink:href="javascript:;" text:style-name="Internet_20_link" text:visited-style-name="Visited_20_Internet_20_Link">C</text:a> <text:a xlink:type="simple" xlink:href="javascript:;" text:style-name="Internet_20_link" text:visited-style-name="Visited_20_Internet_20_Link">C</text:a> <text:s/><text:a xlink:type="simple" xlink:href="javascript:;" text:style-name="Internet_20_link" text:visited-style-name="Visited_20_Internet_20_Link">G</text:a>-<text:a xlink:type="simple" xlink:href="javascript:;" text:style-name="Internet_20_link" text:visited-style-name="Visited_20_Internet_20_Link">C</text:a> <text:a xlink:type="simple" xlink:href="javascript:;" text:style-name="Internet_20_link" text:visited-style-name="Visited_20_Internet_20_Link">C</text:a> <text:s/><text:a xlink:type="simple" xlink:href="javascript:;" text:style-name="Internet_20_link" text:visited-style-name="Visited_20_Internet_20_Link">F</text:a>-<text:a xlink:type="simple" xlink:href="javascript:;" text:style-name="Internet_20_link" text:visited-style-name="Visited_20_Internet_20_Link">C</text:a> <text:a xlink:type="simple" xlink:href="javascript:;" text:style-name="Internet_20_link" text:visited-style-name="Visited_20_Internet_20_Link">C</text:a> <text:s/><text:a xlink:type="simple" xlink:href="javascript:;" text:style-name="Internet_20_link" text:visited-style-name="Visited_20_Internet_20_Link">G</text:a>-<text:a xlink:type="simple" xlink:href="javascript:;" text:style-name="Internet_20_link" text:visited-style-name="Visited_20_Internet_20_Link">C</text:a> <text:a xlink:type="simple" xlink:href="javascript:;" text:style-name="Internet_20_link" text:visited-style-name="Visited_20_Internet_20_Link">G</text:a>-<text:a xlink:type="simple" xlink:href="javascript:;" text:style-name="Internet_20_link" text:visited-style-name="Visited_20_Internet_20_Link">C</text:a>| <text:s/><text:a xlink:type="simple" xlink:href="javascript:;" text:style-name="Internet_20_link" text:visited-style-name="Visited_20_Internet_20_Link">G</text:a>-<text:a xlink:type="simple" xlink:href="javascript:;" text:style-name="Internet_20_link" text:visited-style-name="Visited_20_Internet_20_Link">C</text:a>|</text:p>
      <text:p text:style-name="Preformatted_20_Text"/>
      <text:p text:style-name="Preformatted_20_Text"/>
      <text:p text:style-name="Preformatted_20_Text"><text:s text:c="7"/><text:a xlink:type="simple" xlink:href="javascript:;" text:style-name="Internet_20_link" text:visited-style-name="Visited_20_Internet_20_Link">C</text:a> <text:s text:c="8"/><text:a xlink:type="simple" xlink:href="javascript:;" text:style-name="Internet_20_link" text:visited-style-name="Visited_20_Internet_20_Link">Em</text:a></text:p>
      <text:p text:style-name="Preformatted_20_Text">Ha én szél lehetnék,</text:p>
      <text:p text:style-name="Preformatted_20_Text"><text:s text:c="11"/><text:a xlink:type="simple" xlink:href="javascript:;" text:style-name="Internet_20_link" text:visited-style-name="Visited_20_Internet_20_Link">F</text:a> <text:s text:c="9"/><text:a xlink:type="simple" xlink:href="javascript:;" text:style-name="Internet_20_link" text:visited-style-name="Visited_20_Internet_20_Link">C</text:a></text:p>
      <text:p text:style-name="Preformatted_20_Text">Egy lányt megkereshetnék</text:p>
      <text:p text:style-name="Preformatted_20_Text"><text:s text:c="8"/><text:a xlink:type="simple" xlink:href="javascript:;" text:style-name="Internet_20_link" text:visited-style-name="Visited_20_Internet_20_Link">G</text:a> <text:s/><text:a xlink:type="simple" xlink:href="javascript:;" text:style-name="Internet_20_link" text:visited-style-name="Visited_20_Internet_20_Link">F</text:a> <text:s text:c="7"/><text:a xlink:type="simple" xlink:href="javascript:;" text:style-name="Internet_20_link" text:visited-style-name="Visited_20_Internet_20_Link">G</text:a> \</text:p>
      <text:p text:style-name="Preformatted_20_Text">A világban, a világban.</text:p>
      <text:p text:style-name="Preformatted_20_Text"/>
      <text:p text:style-name="Preformatted_20_Text"/>
      <text:p text:style-name="Preformatted_20_Text"><text:s text:c="8"/><text:a xlink:type="simple" xlink:href="javascript:;" text:style-name="Internet_20_link" text:visited-style-name="Visited_20_Internet_20_Link">C</text:a> <text:s text:c="11"/><text:a xlink:type="simple" xlink:href="javascript:;" text:style-name="Internet_20_link" text:visited-style-name="Visited_20_Internet_20_Link">Em</text:a></text:p>
      <text:p text:style-name="Preformatted_20_Text">Szétfújnám hosszú haját,</text:p>
      <text:p text:style-name="Preformatted_20_Text"><text:s text:c="8"/><text:a xlink:type="simple" xlink:href="javascript:;" text:style-name="Internet_20_link" text:visited-style-name="Visited_20_Internet_20_Link">F</text:a> <text:s text:c="12"/><text:a xlink:type="simple" xlink:href="javascript:;" text:style-name="Internet_20_link" text:visited-style-name="Visited_20_Internet_20_Link">C</text:a></text:p>
      <text:p text:style-name="Preformatted_20_Text">Port az útról, merre jár.</text:p>
      <text:p text:style-name="Preformatted_20_Text"><text:s text:c="7"/><text:a xlink:type="simple" xlink:href="javascript:;" text:style-name="Internet_20_link" text:visited-style-name="Visited_20_Internet_20_Link">G</text:a> <text:a xlink:type="simple" xlink:href="javascript:;" text:style-name="Internet_20_link" text:visited-style-name="Visited_20_Internet_20_Link">F</text:a> <text:s text:c="5"/><text:a xlink:type="simple" xlink:href="javascript:;" text:style-name="Internet_20_link" text:visited-style-name="Visited_20_Internet_20_Link">C</text:a> \</text:p>
      <text:p text:style-name="Preformatted_20_Text">Szaladnék nyomában.</text:p>
      <text:p text:style-name="Preformatted_20_Text"/>
      <text:p text:style-name="Preformatted_20_Text"/>
      <text:p text:style-name="Preformatted_20_Text"><text:s text:c="9"/><text:a xlink:type="simple" xlink:href="javascript:;" text:style-name="Internet_20_link" text:visited-style-name="Visited_20_Internet_20_Link">C7</text:a> <text:s text:c="4"/>\ <text:s text:c="5"/><text:a xlink:type="simple" xlink:href="javascript:;" text:style-name="Internet_20_link" text:visited-style-name="Visited_20_Internet_20_Link">Fm</text:a> <text:s text:c="11"/>\</text:p>
      <text:p text:style-name="Preformatted_20_Text">Jöttem, hadd lássalak, ismerj meg engem,</text:p>
      <text:p text:style-name="Preformatted_20_Text"><text:s text:c="6"/><text:a xlink:type="simple" xlink:href="javascript:;" text:style-name="Internet_20_link" text:visited-style-name="Visited_20_Internet_20_Link">Ab</text:a> <text:s text:c="4"/>\ <text:s text:c="5"/><text:a xlink:type="simple" xlink:href="javascript:;" text:style-name="Internet_20_link" text:visited-style-name="Visited_20_Internet_20_Link">Fm</text:a> <text:s text:c="12"/><text:a xlink:type="simple" xlink:href="javascript:;" text:style-name="Internet_20_link" text:visited-style-name="Visited_20_Internet_20_Link">C</text:a></text:p>
      <text:p text:style-name="Preformatted_20_Text">Eddig ember voltam, immár szél lettem.</text:p>
      <text:p text:style-name="Preformatted_20_Text"><text:s text:c="8"/><text:a xlink:type="simple" xlink:href="javascript:;" text:style-name="Internet_20_link" text:visited-style-name="Visited_20_Internet_20_Link">C7</text:a> <text:s text:c="5"/>\ <text:s text:c="5"/><text:a xlink:type="simple" xlink:href="javascript:;" text:style-name="Internet_20_link" text:visited-style-name="Visited_20_Internet_20_Link">Fm</text:a> <text:s text:c="12"/>\</text:p>
      <text:p text:style-name="Preformatted_20_Text">Égben szállok, földhöz nem köt semmi sem,</text:p>
      <text:p text:style-name="Preformatted_20_Text"><text:s text:c="9"/><text:a xlink:type="simple" xlink:href="javascript:;" text:style-name="Internet_20_link" text:visited-style-name="Visited_20_Internet_20_Link">Ab</text:a> <text:s text:c="5"/>\ <text:s text:c="4"/><text:a xlink:type="simple" xlink:href="javascript:;" text:style-name="Internet_20_link" text:visited-style-name="Visited_20_Internet_20_Link">Fm</text:a> <text:s text:c="11"/><text:a xlink:type="simple" xlink:href="javascript:;" text:style-name="Internet_20_link" text:visited-style-name="Visited_20_Internet_20_Link">C</text:a> <text:s/><text:a xlink:type="simple" xlink:href="javascript:;" text:style-name="Internet_20_link" text:visited-style-name="Visited_20_Internet_20_Link">C</text:a> <text:a xlink:type="simple" xlink:href="javascript:;" text:style-name="Internet_20_link" text:visited-style-name="Visited_20_Internet_20_Link">G</text:a></text:p>
      <text:p text:style-name="Preformatted_20_Text">Jöttem, hadd lássalak, ismerj meg engem.</text:p>
      <text:p text:style-name="Preformatted_20_Text"/>
      <text:p text:style-name="Preformatted_20_Text"/>
      <text:p text:style-name="Preformatted_20_Text">Én hoznám a holnapot,</text:p>
      <text:p text:style-name="Preformatted_20_Text">Felkelteném a napot,</text:p>
      <text:p text:style-name="Preformatted_20_Text">Süssön rá fényesen.</text:p>
      <text:p text:style-name="Preformatted_20_Text"/>
      <text:p text:style-name="Preformatted_20_Text">Árkon-bokron követném,</text:p>
      <text:p text:style-name="Preformatted_20_Text">Rossz kedvét messze vinném,</text:p>
      <text:p text:style-name="Preformatted_20_Text">Fütyülnék az égben fenn.</text:p>
      <text:p text:style-name="Preformatted_20_Text"/>
      <text:p text:style-name="Preformatted_20_Text">Ha én szél lehetnék,</text:p>
      <text:p text:style-name="Preformatted_20_Text">Egy lányt megkereshetnék</text:p>
      <text:p text:style-name="Preformatted_20_Text">A világban, a világban.</text:p>
      <text:p text:style-name="Preformatted_20_Text"/>
      <text:p text:style-name="Preformatted_20_Text">Hűsíteném homlokát,</text:p>
      <text:p text:style-name="Preformatted_20_Text">Éjjel őrizném házát,</text:p>
      <text:p text:style-name="Preformatted_20_Text">Bámulnám álmában.</text:p>
      <text:p text:style-name="Preformatted_20_Text"/>
      <text:p text:style-name="Preformatted_20_Text">Jöttem, hadd lássalak, ismerj meg engem,</text:p>
      <text:p text:style-name="Preformatted_20_Text">Én a szél voltam, immár ember lettem.</text:p>
      <text:p text:style-name="Preformatted_20_Text">Nem szállok fent, már a földhöz köt minden.,</text:p>
      <text:p text:style-name="Preformatted_20_Text">Jöttem, hadd lássalak, ismerj meg engem.</text:p>
      <text:p text:style-name="Preformatted_20_Text"/>
      <text:p text:style-name="Preformatted_20_Text">Ha én szél lehetnék,</text:p>
      <text:p text:style-name="Preformatted_20_Text">Egy lányt megkereshetnék</text:p>
      <text:p text:style-name="Preformatted_20_Text">A világban, a világban.</text:p>
      <text:p text:style-name="Preformatted_20_Text"/>
      <text:p text:style-name="Preformatted_20_Text">Szétfújnám hosszú haját,</text:p>
      <text:p text:style-name="Preformatted_20_Text">Port az útról, merre jár.</text:p>
      <text:p text:style-name="P1">Szaladnék nyomáb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1:54:10.877303363</meta:creation-date>
    <dc:date>2019-08-11T11:55:00.311727870</dc:date>
    <meta:editing-duration>PT50S</meta:editing-duration>
    <meta:editing-cycles>1</meta:editing-cycles>
    <meta:document-statistic meta:table-count="0" meta:image-count="0" meta:object-count="0" meta:page-count="1" meta:paragraph-count="44" meta:word-count="182" meta:character-count="1207" meta:non-whitespace-character-count="836"/>
    <meta:generator>LibreOffice/6.1.3.2$Linux_X86_64 LibreOffice_project/10$Build-2</meta:generator>
  </office:meta>
</office:document-meta>
</file>